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Helvetica Neue" svg:font-family="Helvetica Neue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>
      <style:text-properties fo:font-weight="bold" style:font-weight-asian="bold" style:font-weight-complex="bold"/>
    </style:style>
    <style:style style:name="T8_8" style:family="text">
      <style:text-properties fo:font-weight="bold" style:font-weight-asian="bold" style:font-weight-complex="bold"/>
    </style:style>
    <style:style style:name="T8_9" style:family="text">
      <style:text-properties fo:font-weight="bold" style:font-weight-asian="bold" style:font-weight-complex="bold"/>
    </style:style>
    <style:style style:name="T8_10" style:family="text">
      <style:text-properties fo:font-weight="bold" style:font-weight-asian="bold" style:font-weight-complex="bold"/>
    </style:style>
    <style:style style:name="T8_11" style:family="text">
      <style:text-properties fo:font-weight="bold" style:font-weight-asian="bold" style:font-weight-complex="bold"/>
    </style:style>
    <style:style style:name="T8_12" style:family="text">
      <style:text-properties fo:font-weight="bold" style:font-weight-asian="bold" style:font-weight-complex="bold"/>
    </style:style>
    <style:style style:name="T8_13" style:family="text">
      <style:text-properties fo:font-weight="bold" style:font-weight-asian="bold" style:font-weight-complex="bold"/>
    </style:style>
    <style:style style:name="T8_14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>
      <style:text-properties fo:font-weight="bold" style:font-weight-asian="bold" style:font-weight-complex="bold"/>
    </style:style>
    <style:style style:name="T23_8" style:family="text">
      <style:text-properties fo:font-weight="bold" style:font-weight-asian="bold" style:font-weight-complex="bold"/>
    </style:style>
    <style:style style:name="T23_9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>
      <style:text-properties fo:font-weight="bold" style:font-weight-asian="bold" style:font-weight-complex="bold"/>
    </style:style>
    <style:style style:name="T34_4" style:family="text">
      <style:text-properties fo:font-weight="bold" style:font-weight-asian="bold" style:font-weight-complex="bold"/>
    </style:style>
    <style:style style:name="T34_5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P8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rogramme</text:span><text:span text:style-name="T1_2"><text:s/></text:span><text:span text:style-name="T1_3">Delivery</text:span><text:span text:style-name="T1_4"><text:s/></text:span><text:span text:style-name="T1_5">Manager</text:span><text:span text:style-name="T1_6"><text:s/></text:span><text:span text:style-name="T1_7">job</text:span><text:span text:style-name="T1_8"><text:s/></text:span><text:span text:style-name="T1_9">description</text:span></text:p>
      <text:p text:style-name="P2"/>
      <text:p text:style-name="P3"><text:span text:style-name="T3_1">You</text:span><text:span text:style-name="T3_2"><text:s/></text:span><text:span text:style-name="T3_3">will</text:span><text:span text:style-name="T3_4"><text:s/></text:span><text:span text:style-name="T3_5">create</text:span><text:span text:style-name="T3_6">,<text:s/></text:span><text:span text:style-name="T3_7">manage</text:span><text:span text:style-name="T3_8"><text:s/></text:span><text:span text:style-name="T3_9">and</text:span><text:span text:style-name="T3_10"><text:s/></text:span><text:span text:style-name="T3_11">continuously</text:span><text:span text:style-name="T3_12"><text:s/></text:span><text:span text:style-name="T3_13">improve</text:span><text:span text:style-name="T3_14"><text:s/></text:span><text:span text:style-name="T3_15">one</text:span><text:span text:style-name="T3_16"><text:s/></text:span><text:span text:style-name="T3_17">or</text:span><text:span text:style-name="T3_18"><text:s/></text:span><text:span text:style-name="T3_19">more</text:span><text:span text:style-name="T3_20"><text:s/></text:span><text:span text:style-name="T3_21">programmes</text:span><text:span text:style-name="T3_22"><text:s/></text:span><text:span text:style-name="T3_23">using</text:span><text:span text:style-name="T3_24"><text:s/></text:span><text:span text:style-name="T3_25">agile</text:span><text:span text:style-name="T3_26"><text:s/></text:span><text:span text:style-name="T3_27">and</text:span><text:span text:style-name="T3_28"><text:s/></text:span><text:span text:style-name="T3_29">lean</text:span><text:span text:style-name="T3_30"><text:s/></text:span><text:span text:style-name="T3_31">principles</text:span><text:span text:style-name="T3_32"><text:s/></text:span><text:span text:style-name="T3_33">and</text:span><text:span text:style-name="T3_34"><text:s/></text:span><text:span text:style-name="T3_35">methodologies</text:span><text:span text:style-name="T3_36">,<text:s/></text:span><text:span text:style-name="T3_37">typically</text:span><text:span text:style-name="T3_38"><text:s/></text:span><text:span text:style-name="T3_39">to</text:span><text:span text:style-name="T3_40"><text:s/></text:span><text:span text:style-name="T3_41">deliver</text:span><text:span text:style-name="T3_42"><text:s/></text:span><text:span text:style-name="T3_43">a</text:span><text:span text:style-name="T3_44"><text:s/></text:span><text:span text:style-name="T3_45">specific</text:span><text:span text:style-name="T3_46"><text:s/></text:span><text:span text:style-name="T3_47">product</text:span><text:span text:style-name="T3_48"><text:s/></text:span><text:span text:style-name="T3_49">or</text:span><text:span text:style-name="T3_50"><text:s/></text:span><text:span text:style-name="T3_51">transformation</text:span><text:span text:style-name="T3_52"><text:s/></text:span><text:span text:style-name="T3_53">via</text:span><text:span text:style-name="T3_54"><text:s/></text:span><text:span text:style-name="T3_55">a</text:span><text:span text:style-name="T3_56"><text:s/></text:span><text:span text:style-name="T3_57">number</text:span><text:span text:style-name="T3_58"><text:s/></text:span><text:span text:style-name="T3_59">of</text:span><text:span text:style-name="T3_60"><text:s/></text:span><text:span text:style-name="T3_61">multi</text:span><text:span text:style-name="T3_62">-</text:span><text:span text:style-name="T3_63">disciplinary</text:span><text:span text:style-name="T3_64">,<text:s/></text:span><text:span text:style-name="T3_65">highly</text:span><text:span text:style-name="T3_66"><text:s/></text:span><text:span text:style-name="T3_67">skilled</text:span><text:span text:style-name="T3_68"><text:s/></text:span><text:span text:style-name="T3_69">digital</text:span><text:span text:style-name="T3_70"><text:s/></text:span><text:span text:style-name="T3_71">teams</text:span><text:span text:style-name="T3_72">.<text:s/></text:span><text:span text:style-name="T3_73">You</text:span><text:span text:style-name="T3_74">’</text:span><text:span text:style-name="T3_75">ll</text:span><text:span text:style-name="T3_76"><text:s/></text:span><text:span text:style-name="T3_77">be</text:span><text:span text:style-name="T3_78"><text:s/></text:span><text:span text:style-name="T3_79">adept</text:span><text:span text:style-name="T3_80"><text:s/></text:span><text:span text:style-name="T3_81">at</text:span><text:span text:style-name="T3_82"><text:s/></text:span><text:span text:style-name="T3_83">delivering</text:span><text:span text:style-name="T3_84"><text:s/></text:span><text:span text:style-name="T3_85">complex</text:span><text:span text:style-name="T3_86"><text:s/></text:span><text:span text:style-name="T3_87">digital</text:span><text:span text:style-name="T3_88"><text:s/></text:span><text:span text:style-name="T3_89">projects</text:span><text:span text:style-name="T3_90">,<text:s/></text:span><text:span text:style-name="T3_91">breaking</text:span><text:span text:style-name="T3_92"><text:s/></text:span><text:span text:style-name="T3_93">down</text:span><text:span text:style-name="T3_94"><text:s/></text:span><text:span text:style-name="T3_95">barriers</text:span><text:span text:style-name="T3_96"><text:s/></text:span><text:span text:style-name="T3_97">for</text:span><text:span text:style-name="T3_98"><text:s/></text:span><text:span text:style-name="T3_99">your</text:span><text:span text:style-name="T3_100"><text:s/></text:span><text:span text:style-name="T3_101">team</text:span><text:span text:style-name="T3_102">,<text:s/></text:span><text:span text:style-name="T3_103">dealing</text:span><text:span text:style-name="T3_104"><text:s/></text:span><text:span text:style-name="T3_105">with</text:span><text:span text:style-name="T3_106"><text:s/></text:span><text:span text:style-name="T3_107">escalations</text:span><text:span text:style-name="T3_108"><text:s/></text:span><text:span text:style-name="T3_109">and</text:span><text:span text:style-name="T3_110"><text:s/></text:span><text:span text:style-name="T3_111">both</text:span><text:span text:style-name="T3_112"><text:s/></text:span><text:span text:style-name="T3_113">planning</text:span><text:span text:style-name="T3_114"><text:s/></text:span><text:span text:style-name="T3_115">at</text:span><text:span text:style-name="T3_116"><text:s/></text:span><text:span text:style-name="T3_117">a</text:span><text:span text:style-name="T3_118"><text:s/></text:span><text:span text:style-name="T3_119">higher</text:span><text:span text:style-name="T3_120"><text:s/></text:span><text:span text:style-name="T3_121">level</text:span><text:span text:style-name="T3_122"><text:s/></text:span><text:span text:style-name="T3_123">and</text:span><text:span text:style-name="T3_124"><text:s/></text:span><text:span text:style-name="T3_125">getting</text:span><text:span text:style-name="T3_126"><text:s/></text:span><text:span text:style-name="T3_127">into</text:span><text:span text:style-name="T3_128"><text:s/></text:span><text:span text:style-name="T3_129">the</text:span><text:span text:style-name="T3_130"><text:s/></text:span><text:span text:style-name="T3_131">detail</text:span><text:span text:style-name="T3_132"><text:s/></text:span><text:span text:style-name="T3_133">to</text:span><text:span text:style-name="T3_134"><text:s/></text:span><text:span text:style-name="T3_135">make</text:span><text:span text:style-name="T3_136"><text:s/></text:span><text:span text:style-name="T3_137">things</text:span><text:span text:style-name="T3_138"><text:s/></text:span><text:span text:style-name="T3_139">happen</text:span><text:span text:style-name="T3_140"><text:s/></text:span><text:span text:style-name="T3_141">when</text:span><text:span text:style-name="T3_142"><text:s/></text:span><text:span text:style-name="T3_143">needed</text:span><text:span text:style-name="T3_144">.</text:span></text:p>
      <text:p text:style-name="P4"/>
      <text:p text:style-name="P5"><text:span text:style-name="T5_1">Defining</text:span><text:span text:style-name="T5_2"><text:s/></text:span><text:span text:style-name="T5_3">programme</text:span><text:span text:style-name="T5_4"><text:s/></text:span><text:span text:style-name="T5_5">needs</text:span><text:span text:style-name="T5_6"><text:s/></text:span><text:span text:style-name="T5_7">and</text:span><text:span text:style-name="T5_8"><text:s/></text:span><text:span text:style-name="T5_9">feeding</text:span><text:span text:style-name="T5_10"><text:s/></text:span><text:span text:style-name="T5_11">these</text:span><text:span text:style-name="T5_12"><text:s/></text:span><text:span text:style-name="T5_13">into</text:span><text:span text:style-name="T5_14"><text:s/></text:span><text:span text:style-name="T5_15">the</text:span><text:span text:style-name="T5_16"><text:s/></text:span><text:span text:style-name="T5_17">portfolio</text:span><text:span text:style-name="T5_18"><text:s/></text:span><text:span text:style-name="T5_19">process</text:span><text:span text:style-name="T5_20"><text:s/></text:span><text:span text:style-name="T5_21">will</text:span><text:span text:style-name="T5_22"><text:s/></text:span><text:span text:style-name="T5_23">enable</text:span><text:span text:style-name="T5_24"><text:s/></text:span><text:span text:style-name="T5_25">resource</text:span><text:span text:style-name="T5_26"><text:s/></text:span><text:span text:style-name="T5_27">to</text:span><text:span text:style-name="T5_28"><text:s/></text:span><text:span text:style-name="T5_29">be</text:span><text:span text:style-name="T5_30"><text:s/></text:span><text:span text:style-name="T5_31">appropriately</text:span><text:span text:style-name="T5_32"><text:s/></text:span><text:span text:style-name="T5_33">allocated</text:span><text:span text:style-name="T5_34">.<text:s/></text:span><text:span text:style-name="T5_35">You</text:span><text:span text:style-name="T5_36"><text:s/></text:span><text:span text:style-name="T5_37">will</text:span><text:span text:style-name="T5_38"><text:s/></text:span><text:span text:style-name="T5_39">be</text:span><text:span text:style-name="T5_40"><text:s/></text:span><text:span text:style-name="T5_41">core</text:span><text:span text:style-name="T5_42"><text:s/></text:span><text:span text:style-name="T5_43">to</text:span><text:span text:style-name="T5_44"><text:s/></text:span><text:span text:style-name="T5_45">decisions</text:span><text:span text:style-name="T5_46"><text:s/></text:span><text:span text:style-name="T5_47">that</text:span><text:span text:style-name="T5_48"><text:s/></text:span><text:span text:style-name="T5_49">build</text:span><text:span text:style-name="T5_50"><text:s/></text:span><text:span text:style-name="T5_51">high</text:span><text:span text:style-name="T5_52"><text:s/></text:span><text:span text:style-name="T5_53">performing</text:span><text:span text:style-name="T5_54"><text:s/></text:span><text:span text:style-name="T5_55">teams</text:span><text:span text:style-name="T5_56">,<text:s/></text:span><text:span text:style-name="T5_57">where</text:span><text:span text:style-name="T5_58"><text:s/></text:span><text:span text:style-name="T5_59">people</text:span><text:span text:style-name="T5_60"><text:s/></text:span><text:span text:style-name="T5_61">are</text:span><text:span text:style-name="T5_62"><text:s/></text:span><text:span text:style-name="T5_63">excited</text:span><text:span text:style-name="T5_64"><text:s/></text:span><text:span text:style-name="T5_65">about</text:span><text:span text:style-name="T5_66"><text:s/></text:span><text:span text:style-name="T5_67">the</text:span><text:span text:style-name="T5_68"><text:s/></text:span><text:span text:style-name="T5_69">work</text:span><text:span text:style-name="T5_70"><text:s/></text:span><text:span text:style-name="T5_71">they</text:span><text:span text:style-name="T5_72"><text:s/></text:span><text:span text:style-name="T5_73">are</text:span><text:span text:style-name="T5_74"><text:s/></text:span><text:span text:style-name="T5_75">undertaking</text:span><text:span text:style-name="T5_76">.</text:span></text:p>
      <text:p text:style-name="P6"/>
      <text:p text:style-name="P7"/>
      <text:p text:style-name="P8"><text:span text:style-name="T8_1">The</text:span><text:span text:style-name="T8_2"><text:s/></text:span><text:span text:style-name="T8_3">main</text:span><text:span text:style-name="T8_4"><text:s/></text:span><text:span text:style-name="T8_5">responsibilities</text:span><text:span text:style-name="T8_6"><text:s/></text:span><text:span text:style-name="T8_7">of</text:span><text:span text:style-name="T8_8"><text:s/></text:span><text:span text:style-name="T8_9">the</text:span><text:span text:style-name="T8_10"><text:s/></text:span><text:span text:style-name="T8_11">post</text:span><text:span text:style-name="T8_12"><text:s/></text:span><text:span text:style-name="T8_13">are</text:span><text:span text:style-name="T8_14">:</text:span></text:p>
      <text:p text:style-name="P9"/>
      <text:list text:style-name="LS1" xml:id="list0">
        <text:list-item>
          <text:p text:style-name="P10"><text:span text:style-name="T10_1">drive</text:span><text:span text:style-name="T10_2"><text:s/></text:span><text:span text:style-name="T10_3">continuous</text:span><text:span text:style-name="T10_4">,<text:s/></text:span><text:span text:style-name="T10_5">provable</text:span><text:span text:style-name="T10_6"><text:s/></text:span><text:span text:style-name="T10_7">improvements</text:span><text:span text:style-name="T10_8"><text:s/></text:span><text:span text:style-name="T10_9">and</text:span><text:span text:style-name="T10_10"><text:s/></text:span><text:span text:style-name="T10_11">efficiencies</text:span><text:span text:style-name="T10_12"><text:s/></text:span><text:span text:style-name="T10_13">based</text:span><text:span text:style-name="T10_14"><text:s/></text:span><text:span text:style-name="T10_15">on</text:span><text:span text:style-name="T10_16"><text:s/></text:span><text:span text:style-name="T10_17">data</text:span></text:p>
        </text:list-item>
        <text:list-item>
          <text:p text:style-name="P11"><text:span text:style-name="T11_1">lead</text:span><text:span text:style-name="T11_2"><text:s/></text:span><text:span text:style-name="T11_3">and</text:span><text:span text:style-name="T11_4"><text:s/></text:span><text:span text:style-name="T11_5">motivate</text:span><text:span text:style-name="T11_6"><text:s/></text:span><text:span text:style-name="T11_7">multiple</text:span><text:span text:style-name="T11_8"><text:s/></text:span><text:span text:style-name="T11_9">multi</text:span><text:span text:style-name="T11_10">-</text:span><text:span text:style-name="T11_11">disciplinary</text:span><text:span text:style-name="T11_12"><text:s/></text:span><text:span text:style-name="T11_13">team</text:span><text:span text:style-name="T11_14">s</text:span><text:span text:style-name="T11_15">,<text:s/></text:span><text:span text:style-name="T11_16">having</text:span><text:span text:style-name="T11_17"><text:s/></text:span><text:span text:style-name="T11_18">the</text:span><text:span text:style-name="T11_19"><text:s/></text:span><text:span text:style-name="T11_20">knowledge</text:span><text:span text:style-name="T11_21"><text:s/></text:span><text:span text:style-name="T11_22">and</text:span><text:span text:style-name="T11_23"><text:s/></text:span><text:span text:style-name="T11_24">experience</text:span><text:span text:style-name="T11_25"><text:s/></text:span><text:span text:style-name="T11_26">to</text:span><text:span text:style-name="T11_27"><text:s/></text:span><text:span text:style-name="T11_28">provide</text:span><text:span text:style-name="T11_29"><text:s/></text:span><text:span text:style-name="T11_30">support</text:span><text:span text:style-name="T11_31"><text:s/></text:span><text:span text:style-name="T11_32">and</text:span><text:span text:style-name="T11_33"><text:s/></text:span><text:span text:style-name="T11_34">guidance</text:span></text:p>
        </text:list-item>
        <text:list-item>
          <text:p text:style-name="P12"><text:span text:style-name="T12_1">ensure</text:span><text:span text:style-name="T12_2"><text:s/></text:span><text:span text:style-name="T12_3">teams</text:span><text:span text:style-name="T12_4"><text:s/></text:span><text:span text:style-name="T12_5">are</text:span><text:span text:style-name="T12_6"><text:s/></text:span><text:span text:style-name="T12_7">able</text:span><text:span text:style-name="T12_8"><text:s/></text:span><text:span text:style-name="T12_9">to</text:span><text:span text:style-name="T12_10"><text:s/></text:span><text:span text:style-name="T12_11">work</text:span><text:span text:style-name="T12_12"><text:s/></text:span><text:span text:style-name="T12_13">effectively</text:span><text:span text:style-name="T12_14"><text:s/></text:span><text:span text:style-name="T12_15">by</text:span><text:span text:style-name="T12_16"><text:s/></text:span><text:span text:style-name="T12_17">having</text:span><text:span text:style-name="T12_18"><text:s/></text:span><text:span text:style-name="T12_19">a</text:span><text:span text:style-name="T12_20"><text:s/></text:span><text:span text:style-name="T12_21">productive</text:span><text:span text:style-name="T12_22"><text:s/></text:span><text:span text:style-name="T12_23">working</text:span><text:span text:style-name="T12_24"><text:s/></text:span><text:span text:style-name="T12_25">environment</text:span></text:p>
        </text:list-item>
        <text:list-item>
          <text:p text:style-name="P13"><text:span text:style-name="T13_1">work</text:span><text:span text:style-name="T13_2"><text:s/></text:span><text:span text:style-name="T13_3">with</text:span><text:span text:style-name="T13_4"><text:s/></text:span><text:span text:style-name="T13_5">product</text:span><text:span text:style-name="T13_6"><text:s/></text:span><text:span text:style-name="T13_7">managers</text:span><text:span text:style-name="T13_8"><text:s/></text:span><text:span text:style-name="T13_9">and</text:span><text:span text:style-name="T13_10"><text:s/></text:span><text:span text:style-name="T13_11">team</text:span><text:span text:style-name="T13_12"><text:s/></text:span><text:span text:style-name="T13_13">to</text:span><text:span text:style-name="T13_14"><text:s/></text:span><text:span text:style-name="T13_15">establish</text:span><text:span text:style-name="T13_16"><text:s/></text:span><text:span text:style-name="T13_17">a</text:span><text:span text:style-name="T13_18"><text:s/></text:span><text:span text:style-name="T13_19">delivery</text:span><text:span text:style-name="T13_20"><text:s/></text:span><text:span text:style-name="T13_21">rhythm</text:span><text:span text:style-name="T13_22">,<text:s/></text:span><text:span text:style-name="T13_23">ensure</text:span><text:span text:style-name="T13_24"><text:s/></text:span><text:span text:style-name="T13_25">common</text:span><text:span text:style-name="T13_26"><text:s/></text:span><text:span text:style-name="T13_27">priorities</text:span><text:span text:style-name="T13_28">,<text:s/></text:span><text:span text:style-name="T13_29">manage</text:span><text:span text:style-name="T13_30"><text:s/></text:span><text:span text:style-name="T13_31">dependencies</text:span><text:span text:style-name="T13_32"><text:s/></text:span><text:span text:style-name="T13_33">and</text:span><text:span text:style-name="T13_34"><text:s/></text:span><text:span text:style-name="T13_35">remove</text:span><text:span text:style-name="T13_36"><text:s/></text:span><text:span text:style-name="T13_37">blockers</text:span></text:p>
        </text:list-item>
        <text:list-item>
          <text:p text:style-name="P14"><text:span text:style-name="T14_1">provide</text:span><text:span text:style-name="T14_2"><text:s/></text:span><text:span text:style-name="T14_3">leadership</text:span><text:span text:style-name="T14_4"><text:s/></text:span><text:span text:style-name="T14_5">cross</text:span><text:span text:style-name="T14_6"><text:s/></text:span><text:span text:style-name="T14_7">programme</text:span><text:span text:style-name="T14_8"><text:s/></text:span><text:span text:style-name="T14_9">on</text:span><text:span text:style-name="T14_10"><text:s/></text:span><text:span text:style-name="T14_11">agile</text:span><text:span text:style-name="T14_12"><text:s/></text:span><text:span text:style-name="T14_13">and</text:span><text:span text:style-name="T14_14"><text:s/></text:span><text:span text:style-name="T14_15">lean</text:span><text:span text:style-name="T14_16"><text:s/></text:span><text:span text:style-name="T14_17">methodologies</text:span></text:p>
        </text:list-item>
        <text:list-item>
          <text:p text:style-name="P15"><text:span text:style-name="T15_1">work</text:span><text:span text:style-name="T15_2"><text:s/></text:span><text:span text:style-name="T15_3">with</text:span><text:span text:style-name="T15_4"><text:s/></text:span><text:span text:style-name="T15_5">the</text:span><text:span text:style-name="T15_6"><text:s/></text:span><text:span text:style-name="T15_7">product</text:span><text:span text:style-name="T15_8"><text:s/></text:span><text:span text:style-name="T15_9">manager</text:span><text:span text:style-name="T15_10"><text:s/></text:span><text:span text:style-name="T15_11">to</text:span><text:span text:style-name="T15_12"><text:s/></text:span><text:span text:style-name="T15_13">build</text:span><text:span text:style-name="T15_14"><text:s/></text:span><text:span text:style-name="T15_15">and</text:span><text:span text:style-name="T15_16"><text:s/></text:span><text:span text:style-name="T15_17">iterate</text:span><text:span text:style-name="T15_18"><text:s/></text:span><text:span text:style-name="T15_19">a</text:span><text:span text:style-name="T15_20"><text:s/></text:span><text:span text:style-name="T15_21">product</text:span><text:span text:style-name="T15_22"><text:s/></text:span><text:span text:style-name="T15_23">roadmap</text:span><text:span text:style-name="T15_24"><text:s/></text:span><text:span text:style-name="T15_25">to</text:span><text:span text:style-name="T15_26"><text:s/></text:span><text:span text:style-name="T15_27">meet</text:span><text:span text:style-name="T15_28"><text:s/></text:span><text:span text:style-name="T15_29">the</text:span><text:span text:style-name="T15_30"><text:s/></text:span><text:span text:style-name="T15_31">needs</text:span><text:span text:style-name="T15_32"><text:s/></text:span><text:span text:style-name="T15_33">of</text:span><text:span text:style-name="T15_34"><text:s/></text:span><text:span text:style-name="T15_35">the</text:span><text:span text:style-name="T15_36"><text:s/></text:span><text:span text:style-name="T15_37">programme</text:span></text:p>
        </text:list-item>
        <text:list-item>
          <text:p text:style-name="P16"><text:span text:style-name="T16_1">ensure</text:span><text:span text:style-name="T16_2"><text:s/></text:span><text:span text:style-name="T16_3">all</text:span><text:span text:style-name="T16_4"><text:s/></text:span><text:span text:style-name="T16_5">products</text:span><text:span text:style-name="T16_6"><text:s/></text:span><text:span text:style-name="T16_7">are</text:span><text:span text:style-name="T16_8"><text:s/></text:span><text:span text:style-name="T16_9">built</text:span><text:span text:style-name="T16_10"><text:s/></text:span><text:span text:style-name="T16_11">to</text:span><text:span text:style-name="T16_12"><text:s/></text:span><text:span text:style-name="T16_13">an</text:span><text:span text:style-name="T16_14"><text:s/></text:span><text:span text:style-name="T16_15">appropriate</text:span><text:span text:style-name="T16_16"><text:s/></text:span><text:span text:style-name="T16_17">level</text:span><text:span text:style-name="T16_18"><text:s/></text:span><text:span text:style-name="T16_19">of</text:span><text:span text:style-name="T16_20"><text:s/></text:span><text:span text:style-name="T16_21">quality</text:span><text:span text:style-name="T16_22"><text:s/></text:span><text:span text:style-name="T16_23">for</text:span><text:span text:style-name="T16_24"><text:s/></text:span><text:span text:style-name="T16_25">the</text:span><text:span text:style-name="T16_26"><text:s/></text:span><text:span text:style-name="T16_27">stage</text:span><text:span text:style-name="T16_28"><text:s/>(</text:span><text:span text:style-name="T16_29">alpha</text:span><text:span text:style-name="T16_30">/</text:span><text:span text:style-name="T16_31">beta</text:span><text:span text:style-name="T16_32">/</text:span><text:span text:style-name="T16_33">live</text:span><text:span text:style-name="T16_34">)</text:span></text:p>
        </text:list-item>
        <text:list-item>
          <text:p text:style-name="P17"><text:span text:style-name="T17_1">provide</text:span><text:span text:style-name="T17_2"><text:s/></text:span><text:span text:style-name="T17_3">data</text:span><text:span text:style-name="T17_4"><text:s/></text:span><text:span text:style-name="T17_5">to</text:span><text:span text:style-name="T17_6"><text:s/></text:span><text:span text:style-name="T17_7">help</text:span><text:span text:style-name="T17_8"><text:s/></text:span><text:span text:style-name="T17_9">the</text:span><text:span text:style-name="T17_10"><text:s/></text:span><text:span text:style-name="T17_11">product</text:span><text:span text:style-name="T17_12"><text:s/></text:span><text:span text:style-name="T17_13">manager</text:span><text:span text:style-name="T17_14"><text:s/></text:span><text:span text:style-name="T17_15">report</text:span><text:span text:style-name="T17_16"><text:s/></text:span><text:span text:style-name="T17_17">on</text:span><text:span text:style-name="T17_18"><text:s/></text:span><text:span text:style-name="T17_19">the</text:span><text:span text:style-name="T17_20"><text:s/></text:span><text:span text:style-name="T17_21">programme</text:span><text:span text:style-name="T17_22"><text:s/></text:span><text:span text:style-name="T17_23">to</text:span><text:span text:style-name="T17_24"><text:s/></text:span><text:span text:style-name="T17_25">the</text:span><text:span text:style-name="T17_26"><text:s/></text:span><text:span text:style-name="T17_27">portfolio</text:span><text:span text:style-name="T17_28"><text:s/></text:span><text:span text:style-name="T17_29">and</text:span><text:span text:style-name="T17_30"><text:s/></text:span><text:span text:style-name="T17_31">senior</text:span><text:span text:style-name="T17_32"><text:s/></text:span><text:span text:style-name="T17_33">management</text:span><text:span text:style-name="T17_34"><text:s/></text:span><text:span text:style-name="T17_35">team</text:span></text:p>
        </text:list-item>
        <text:list-item>
          <text:p text:style-name="P18"><text:span text:style-name="T18_1">actively</text:span><text:span text:style-name="T18_2"><text:s/></text:span><text:span text:style-name="T18_3">participate</text:span><text:span text:style-name="T18_4"><text:s/></text:span><text:span text:style-name="T18_5">in</text:span><text:span text:style-name="T18_6"><text:s/></text:span><text:span text:style-name="T18_7">the</text:span><text:span text:style-name="T18_8"><text:s/></text:span><text:span text:style-name="T18_9">delivery</text:span><text:span text:style-name="T18_10"><text:s/></text:span><text:span text:style-name="T18_11">manager</text:span><text:span text:style-name="T18_12"><text:s/></text:span><text:span text:style-name="T18_13">community</text:span><text:span text:style-name="T18_14">,<text:s/></text:span><text:span text:style-name="T18_15">sharing</text:span><text:span text:style-name="T18_16"><text:s/></text:span><text:span text:style-name="T18_17">and</text:span><text:span text:style-name="T18_18"><text:s/></text:span><text:span text:style-name="T18_19">re</text:span><text:span text:style-name="T18_20">-</text:span><text:span text:style-name="T18_21">applying</text:span><text:span text:style-name="T18_22"><text:s/></text:span><text:span text:style-name="T18_23">skills</text:span><text:span text:style-name="T18_24"><text:s/></text:span><text:span text:style-name="T18_25">and</text:span><text:span text:style-name="T18_26"><text:s/></text:span><text:span text:style-name="T18_27">knowledge</text:span><text:span text:style-name="T18_28"><text:s/></text:span><text:span text:style-name="T18_29">and</text:span><text:span text:style-name="T18_30"><text:s/></text:span><text:span text:style-name="T18_31">bringing</text:span><text:span text:style-name="T18_32"><text:s/></text:span><text:span text:style-name="T18_33">in</text:span><text:span text:style-name="T18_34"><text:s/></text:span><text:span text:style-name="T18_35">best</text:span><text:span text:style-name="T18_36"><text:s/></text:span><text:span text:style-name="T18_37">practice</text:span></text:p>
        </text:list-item>
        <text:list-item>
          <text:p text:style-name="P19"><text:span text:style-name="T19_1">map</text:span><text:span text:style-name="T19_2"><text:s/></text:span><text:span text:style-name="T19_3">and</text:span><text:span text:style-name="T19_4"><text:s/></text:span><text:span text:style-name="T19_5">manage</text:span><text:span text:style-name="T19_6"><text:s/></text:span><text:span text:style-name="T19_7">stakeholders</text:span><text:span text:style-name="T19_8"><text:s/></text:span><text:span text:style-name="T19_9">to</text:span><text:span text:style-name="T19_10"><text:s/></text:span><text:span text:style-name="T19_11">ensure</text:span><text:span text:style-name="T19_12"><text:s/></text:span><text:span text:style-name="T19_13">good</text:span><text:span text:style-name="T19_14"><text:s/></text:span><text:span text:style-name="T19_15">relations</text:span><text:span text:style-name="T19_16"><text:s/></text:span><text:span text:style-name="T19_17">and</text:span><text:span text:style-name="T19_18"><text:s/></text:span><text:span text:style-name="T19_19">effective</text:span><text:span text:style-name="T19_20"><text:s/></text:span><text:span text:style-name="T19_21">communication</text:span></text:p>
        </text:list-item>
        <text:list-item>
          <text:p text:style-name="P20"><text:span text:style-name="T20_1">manage</text:span><text:span text:style-name="T20_2"><text:s/></text:span><text:span text:style-name="T20_3">programme</text:span><text:span text:style-name="T20_4"><text:s/></text:span><text:span text:style-name="T20_5">budgets</text:span><text:span text:style-name="T20_6"><text:s/></text:span><text:span text:style-name="T20_7">to</text:span><text:span text:style-name="T20_8"><text:s/></text:span><text:span text:style-name="T20_9">ensure</text:span><text:span text:style-name="T20_10"><text:s/></text:span><text:span text:style-name="T20_11">best</text:span><text:span text:style-name="T20_12"><text:s/></text:span><text:span text:style-name="T20_13">value</text:span><text:span text:style-name="T20_14"><text:s/></text:span><text:span text:style-name="T20_15">is</text:span><text:span text:style-name="T20_16"><text:s/></text:span><text:span text:style-name="T20_17">delivered</text:span><text:span text:style-name="T20_18"><text:s/></text:span><text:span text:style-name="T20_19">and</text:span><text:span text:style-name="T20_20"><text:s/></text:span><text:span text:style-name="T20_21">accurate</text:span><text:span text:style-name="T20_22"><text:s/></text:span><text:span text:style-name="T20_23">forecasts</text:span><text:span text:style-name="T20_24"><text:s/></text:span><text:span text:style-name="T20_25">can</text:span><text:span text:style-name="T20_26"><text:s/></text:span><text:span text:style-name="T20_27">be</text:span><text:span text:style-name="T20_28"><text:s/></text:span><text:span text:style-name="T20_29">made</text:span></text:p>
        </text:list-item>
        <text:list-item>
          <text:p text:style-name="P21"><text:span text:style-name="T21_1">Be</text:span><text:span text:style-name="T21_2"><text:s/></text:span><text:span text:style-name="T21_3">a</text:span><text:span text:style-name="T21_4"><text:s/></text:span><text:span text:style-name="T21_5">champion</text:span><text:span text:style-name="T21_6"><text:s/></text:span><text:span text:style-name="T21_7">for</text:span><text:span text:style-name="T21_8"><text:s/></text:span><text:span text:style-name="T21_9">the</text:span><text:span text:style-name="T21_10"><text:s/></text:span><text:span text:style-name="T21_11">programme</text:span></text:p>
        </text:list-item>
      </text:list>
      <text:p text:style-name="P22"/>
      <text:p text:style-name="P23"><text:span text:style-name="T23_1">PERSON</text:span><text:span text:style-name="T23_2"><text:s/></text:span><text:span text:style-name="T23_3">SPECIFICATION</text:span><text:span text:style-name="T23_4"><text:s/>-<text:s/></text:span><text:span text:style-name="T23_5">COMPETENCES</text:span><text:span text:style-name="T23_6">/</text:span><text:span text:style-name="T23_7">SKILLS</text:span><text:span text:style-name="T23_8"><text:s/></text:span><text:span text:style-name="T23_9">REQUIRED</text:span></text:p>
      <text:p text:style-name="P24"/>
      <text:p text:style-name="P25"><text:span text:style-name="T25_1">Setting</text:span><text:span text:style-name="T25_2"><text:s/></text:span><text:span text:style-name="T25_3">Direction</text:span></text:p>
      <text:p text:style-name="P26"/>
      <text:p text:style-name="P27"><text:span text:style-name="T27_1">Changing</text:span><text:span text:style-name="T27_2"><text:s/></text:span><text:span text:style-name="T27_3">and</text:span><text:span text:style-name="T27_4"><text:s/></text:span><text:span text:style-name="T27_5">Improving</text:span></text:p>
      <text:p text:style-name="P28"/>
      <text:p text:style-name="P29"><text:span text:style-name="T29_1">Essential</text:span></text:p>
      <text:list text:style-name="LS2" xml:id="list12">
        <text:list-item>
          <text:p text:style-name="P30"><text:span text:style-name="T30_1">encourage</text:span><text:span text:style-name="T30_2"><text:s/></text:span><text:span text:style-name="T30_3">a</text:span><text:span text:style-name="T30_4"><text:s/></text:span><text:span text:style-name="T30_5">culture</text:span><text:span text:style-name="T30_6"><text:s/></text:span><text:span text:style-name="T30_7">of</text:span><text:span text:style-name="T30_8"><text:s/></text:span><text:span text:style-name="T30_9">innovation</text:span><text:span text:style-name="T30_10"><text:s/></text:span><text:span text:style-name="T30_11">focused</text:span><text:span text:style-name="T30_12"><text:s/></text:span><text:span text:style-name="T30_13">on</text:span><text:span text:style-name="T30_14"><text:s/></text:span><text:span text:style-name="T30_15">adding</text:span><text:span text:style-name="T30_16"><text:s/></text:span><text:span text:style-name="T30_17">value</text:span><text:span text:style-name="T30_18"><text:s/>–<text:s/></text:span><text:span text:style-name="T30_19">give</text:span><text:span text:style-name="T30_20"><text:s/></text:span><text:span text:style-name="T30_21">people</text:span><text:span text:style-name="T30_22"><text:s/></text:span><text:span text:style-name="T30_23">space</text:span><text:span text:style-name="T30_24"><text:s/></text:span><text:span text:style-name="T30_25">to</text:span><text:span text:style-name="T30_26"><text:s/></text:span><text:span text:style-name="T30_27">think</text:span><text:span text:style-name="T30_28"><text:s/></text:span><text:span text:style-name="T30_29">creatively</text:span></text:p>
        </text:list-item>
        <text:list-item>
          <text:p text:style-name="P31"><text:span text:style-name="T31_1">spot</text:span><text:span text:style-name="T31_2"><text:s/></text:span><text:span text:style-name="T31_3">warning</text:span><text:span text:style-name="T31_4"><text:s/></text:span><text:span text:style-name="T31_5">signs</text:span><text:span text:style-name="T31_6"><text:s/></text:span><text:span text:style-name="T31_7">of</text:span><text:span text:style-name="T31_8"><text:s/></text:span><text:span text:style-name="T31_9">things</text:span><text:span text:style-name="T31_10"><text:s/></text:span><text:span text:style-name="T31_11">going</text:span><text:span text:style-name="T31_12"><text:s/></text:span><text:span text:style-name="T31_13">wrong</text:span><text:span text:style-name="T31_14"><text:s/></text:span><text:span text:style-name="T31_15">and</text:span><text:span text:style-name="T31_16"><text:s/></text:span><text:span text:style-name="T31_17">provide</text:span><text:span text:style-name="T31_18"><text:s/></text:span><text:span text:style-name="T31_19">a</text:span><text:span text:style-name="T31_20"><text:s/></text:span><text:span text:style-name="T31_21">decisive</text:span><text:span text:style-name="T31_22"><text:s/></text:span><text:span text:style-name="T31_23">response</text:span><text:span text:style-name="T31_24"><text:s/></text:span><text:span text:style-name="T31_25">to</text:span><text:span text:style-name="T31_26"><text:s/></text:span><text:span text:style-name="T31_27">significant</text:span><text:span text:style-name="T31_28"><text:s/></text:span><text:span text:style-name="T31_29">delivery</text:span><text:span text:style-name="T31_30"><text:s/></text:span><text:span text:style-name="T31_31">challenges</text:span></text:p>
        </text:list-item>
        <text:list-item>
          <text:p text:style-name="P32"><text:span text:style-name="T32_1">provide</text:span><text:span text:style-name="T32_2"><text:s/></text:span><text:span text:style-name="T32_3">constructive</text:span><text:span text:style-name="T32_4"><text:s/></text:span><text:span text:style-name="T32_5">challenge</text:span><text:span text:style-name="T32_6"><text:s/></text:span><text:span text:style-name="T32_7">to</text:span><text:span text:style-name="T32_8"><text:s/></text:span><text:span text:style-name="T32_9">senior</text:span><text:span text:style-name="T32_10"><text:s/></text:span><text:span text:style-name="T32_11">management</text:span><text:span text:style-name="T32_12"><text:s/></text:span><text:span text:style-name="T32_13">on</text:span><text:span text:style-name="T32_14"><text:s/></text:span><text:span text:style-name="T32_15">change</text:span><text:span text:style-name="T32_16"><text:s/></text:span><text:span text:style-name="T32_17">proposals</text:span><text:span text:style-name="T32_18"><text:s/></text:span><text:span text:style-name="T32_19">which</text:span><text:span text:style-name="T32_20"><text:s/></text:span><text:span text:style-name="T32_21">will</text:span><text:span text:style-name="T32_22"><text:s/></text:span><text:span text:style-name="T32_23">affect</text:span><text:span text:style-name="T32_24"><text:s/></text:span><text:span text:style-name="T32_25">own</text:span><text:span text:style-name="T32_26"><text:s/></text:span><text:span text:style-name="T32_27">business</text:span><text:span text:style-name="T32_28"><text:s/></text:span><text:span text:style-name="T32_29">area</text:span></text:p>
        </text:list-item>
        <text:list-item>
          <text:p text:style-name="P33"><text:span text:style-name="T33_1">consider</text:span><text:span text:style-name="T33_2"><text:s/></text:span><text:span text:style-name="T33_3">the</text:span><text:span text:style-name="T33_4"><text:s/></text:span><text:span text:style-name="T33_5">cumulative</text:span><text:span text:style-name="T33_6"><text:s/></text:span><text:span text:style-name="T33_7">impact</text:span><text:span text:style-name="T33_8"><text:s/></text:span><text:span text:style-name="T33_9">on</text:span><text:span text:style-name="T33_10"><text:s/></text:span><text:span text:style-name="T33_11">own</text:span><text:span text:style-name="T33_12"><text:s/></text:span><text:span text:style-name="T33_13">business</text:span><text:span text:style-name="T33_14"><text:s/></text:span><text:span text:style-name="T33_15">area</text:span><text:span text:style-name="T33_16"><text:s/></text:span><text:span text:style-name="T33_17">of</text:span><text:span text:style-name="T33_18"><text:s/></text:span><text:span text:style-name="T33_19">implementing</text:span><text:span text:style-name="T33_20"><text:s/></text:span><text:span text:style-name="T33_21">change</text:span><text:span text:style-name="T33_22"><text:s/>(</text:span><text:span text:style-name="T33_23">culture</text:span><text:span text:style-name="T33_24">,<text:s/></text:span><text:span text:style-name="T33_25">structure</text:span><text:span text:style-name="T33_26">,<text:s/></text:span><text:span text:style-name="T33_27">service</text:span><text:span text:style-name="T33_28"><text:s/></text:span><text:span text:style-name="T33_29">and</text:span><text:span text:style-name="T33_30"><text:s/></text:span><text:span text:style-name="T33_31">morale</text:span><text:span text:style-name="T33_32">)<text:s/></text:span></text:p>
        </text:list-item>
      </text:list>
      <text:p text:style-name="P34"><text:span text:style-name="T34_1">Making</text:span><text:span text:style-name="T34_2"><text:s/></text:span><text:span text:style-name="T34_3">Effective</text:span><text:span text:style-name="T34_4"><text:s/></text:span><text:span text:style-name="T34_5">Decisions</text:span></text:p>
      <text:p text:style-name="P35"/>
      <text:p text:style-name="P36"><text:span text:style-name="T36_1">Essential</text:span></text:p>
      <text:list text:style-name="LS3" xml:id="list16">
        <text:list-item>
          <text:p text:style-name="P37"><text:span text:style-name="T37_1">push</text:span><text:span text:style-name="T37_2"><text:s/></text:span><text:span text:style-name="T37_3">decision</text:span><text:span text:style-name="T37_4"><text:s/></text:span><text:span text:style-name="T37_5">making</text:span><text:span text:style-name="T37_6"><text:s/></text:span><text:span text:style-name="T37_7">to</text:span><text:span text:style-name="T37_8"><text:s/></text:span><text:span text:style-name="T37_9">the</text:span><text:span text:style-name="T37_10"><text:s/></text:span><text:span text:style-name="T37_11">right</text:span><text:span text:style-name="T37_12"><text:s/></text:span><text:span text:style-name="T37_13">level</text:span><text:span text:style-name="T37_14"><text:s/></text:span><text:span text:style-name="T37_15">within</text:span><text:span text:style-name="T37_16"><text:s/></text:span><text:span text:style-name="T37_17">their</text:span><text:span text:style-name="T37_18"><text:s/></text:span><text:span text:style-name="T37_19">teams</text:span><text:span text:style-name="T37_20">,<text:s/></text:span><text:span text:style-name="T37_21">not</text:span><text:span text:style-name="T37_22"><text:s/></text:span><text:span text:style-name="T37_23">allow</text:span><text:span text:style-name="T37_24"><text:s/></text:span><text:span text:style-name="T37_25">unnecessary</text:span><text:span text:style-name="T37_26"><text:s/></text:span><text:span text:style-name="T37_27">bureaucracy</text:span><text:span text:style-name="T37_28"><text:s/></text:span><text:span text:style-name="T37_29">and</text:span><text:span text:style-name="T37_30"><text:s/></text:span><text:span text:style-name="T37_31">structure</text:span><text:span text:style-name="T37_32"><text:s/></text:span><text:span text:style-name="T37_33">to</text:span><text:span text:style-name="T37_34"><text:s/></text:span><text:span text:style-name="T37_35">suppress</text:span><text:span text:style-name="T37_36"><text:s/></text:span><text:span text:style-name="T37_37">innovation</text:span><text:span text:style-name="T37_38"><text:s/></text:span><text:span text:style-name="T37_39">and</text:span><text:span text:style-name="T37_40"><text:s/></text:span><text:span text:style-name="T37_41">delivery</text:span></text:p>
        </text:list-item>
        <text:list-item>
          <text:p text:style-name="P38"><text:span text:style-name="T38_1">analyse</text:span><text:span text:style-name="T38_2"><text:s/></text:span><text:span text:style-name="T38_3">and</text:span><text:span text:style-name="T38_4"><text:s/></text:span><text:span text:style-name="T38_5">evaluate</text:span><text:span text:style-name="T38_6"><text:s/></text:span><text:span text:style-name="T38_7">pros</text:span><text:span text:style-name="T38_8"><text:s/></text:span><text:span text:style-name="T38_9">and</text:span><text:span text:style-name="T38_10"><text:s/></text:span><text:span text:style-name="T38_11">cons</text:span><text:span text:style-name="T38_12"><text:s/></text:span><text:span text:style-name="T38_13">and</text:span><text:span text:style-name="T38_14"><text:s/></text:span><text:span text:style-name="T38_15">identify</text:span><text:span text:style-name="T38_16"><text:s/></text:span><text:span text:style-name="T38_17">risks</text:span><text:span text:style-name="T38_18"><text:s/></text:span><text:span text:style-name="T38_19">in</text:span><text:span text:style-name="T38_20"><text:s/></text:span><text:span text:style-name="T38_21">order</text:span><text:span text:style-name="T38_22"><text:s/></text:span><text:span text:style-name="T38_23">to</text:span><text:span text:style-name="T38_24"><text:s/></text:span><text:span text:style-name="T38_25">make</text:span><text:span text:style-name="T38_26"><text:s/></text:span><text:span text:style-name="T38_27">decisions</text:span><text:span text:style-name="T38_28"><text:s/></text:span><text:span text:style-name="T38_29">that</text:span><text:span text:style-name="T38_30"><text:s/></text:span><text:span text:style-name="T38_31">take</text:span><text:span text:style-name="T38_32"><text:s/></text:span><text:span text:style-name="T38_33">account</text:span><text:span text:style-name="T38_34"><text:s/></text:span><text:span text:style-name="T38_35">of</text:span><text:span text:style-name="T38_36"><text:s/></text:span><text:span text:style-name="T38_37">the</text:span><text:span text:style-name="T38_38"><text:s/></text:span><text:span text:style-name="T38_39">wider</text:span><text:span text:style-name="T38_40"><text:s/></text:span><text:span text:style-name="T38_41">context</text:span><text:span text:style-name="T38_42">,<text:s/></text:span><text:span text:style-name="T38_43">including</text:span><text:span text:style-name="T38_44"><text:s/></text:span><text:span text:style-name="T38_45">diversity</text:span><text:span text:style-name="T38_46"><text:s/></text:span><text:span text:style-name="T38_47">and</text:span><text:span text:style-name="T38_48"><text:s/></text:span><text:span text:style-name="T38_49">sustainability</text:span></text:p>
        </text:list-item>
        <text:list-item>
          <text:p text:style-name="P39"><text:span text:style-name="T39_1">identify</text:span><text:span text:style-name="T39_2"><text:s/></text:span><text:span text:style-name="T39_3">the</text:span><text:span text:style-name="T39_4"><text:s/></text:span><text:span text:style-name="T39_5">main</text:span><text:span text:style-name="T39_6"><text:s/></text:span><text:span text:style-name="T39_7">issues</text:span><text:span text:style-name="T39_8"><text:s/></text:span><text:span text:style-name="T39_9">in</text:span><text:span text:style-name="T39_10"><text:s/></text:span><text:span text:style-name="T39_11">complex</text:span><text:span text:style-name="T39_12"><text:s/></text:span><text:span text:style-name="T39_13">problems</text:span><text:span text:style-name="T39_14">,<text:s/></text:span><text:span text:style-name="T39_15">clarify</text:span><text:span text:style-name="T39_16"><text:s/></text:span><text:span text:style-name="T39_17">understanding</text:span><text:span text:style-name="T39_18"><text:s/></text:span><text:span text:style-name="T39_19">or</text:span><text:span text:style-name="T39_20"><text:s/></text:span><text:span text:style-name="T39_21">stakeholder</text:span><text:span text:style-name="T39_22"><text:s/></text:span><text:span text:style-name="T39_23">expectations</text:span><text:span text:style-name="T39_24">,<text:s/></text:span><text:span text:style-name="T39_25">to</text:span><text:span text:style-name="T39_26"><text:s/></text:span><text:span text:style-name="T39_27">seek</text:span><text:span text:style-name="T39_28"><text:s/></text:span><text:span text:style-name="T39_29">best</text:span><text:span text:style-name="T39_30"><text:s/></text:span><text:span text:style-name="T39_31">option</text:span></text:p>
        </text:list-item>
        <text:list-item>
          <text:p text:style-name="P40"><text:span text:style-name="T40_1">make</text:span><text:span text:style-name="T40_2"><text:s/></text:span><text:span text:style-name="T40_3">difficult</text:span><text:span text:style-name="T40_4"><text:s/></text:span><text:span text:style-name="T40_5">decisions</text:span><text:span text:style-name="T40_6"><text:s/></text:span><text:span text:style-name="T40_7">by</text:span><text:span text:style-name="T40_8"><text:s/></text:span><text:span text:style-name="T40_9">pragmatically</text:span><text:span text:style-name="T40_10"><text:s/></text:span><text:span text:style-name="T40_11">weighing</text:span><text:span text:style-name="T40_12"><text:s/></text:span><text:span text:style-name="T40_13">the</text:span><text:span text:style-name="T40_14"><text:s/></text:span><text:span text:style-name="T40_15">complexities</text:span><text:span text:style-name="T40_16"><text:s/></text:span><text:span text:style-name="T40_17">involved</text:span><text:span text:style-name="T40_18"><text:s/></text:span><text:span text:style-name="T40_19">against</text:span><text:span text:style-name="T40_20"><text:s/></text:span><text:span text:style-name="T40_21">the</text:span><text:span text:style-name="T40_22"><text:s/></text:span><text:span text:style-name="T40_23">need</text:span><text:span text:style-name="T40_24"><text:s/></text:span><text:span text:style-name="T40_25">to</text:span><text:span text:style-name="T40_26"><text:s/></text:span><text:span text:style-name="T40_27">act</text:span></text:p>
        </text:list-item>
      </text:list>
      <text:p text:style-name="P41"/>
      <text:p text:style-name="P42"><text:span text:style-name="T42_1">Engaging</text:span><text:span text:style-name="T42_2"><text:s/></text:span><text:span text:style-name="T42_3">people</text:span></text:p>
      <text:p text:style-name="P43"/>
      <text:p text:style-name="P44"><text:span text:style-name="T44_1">Leading</text:span><text:span text:style-name="T44_2"><text:s/></text:span><text:span text:style-name="T44_3">and</text:span><text:span text:style-name="T44_4"><text:s/></text:span><text:span text:style-name="T44_5">Communicating</text:span></text:p>
      <text:p text:style-name="P45"/>
      <text:p text:style-name="P46"><text:span text:style-name="T46_1">Essential</text:span></text:p>
      <text:list text:style-name="LS4" xml:id="list20">
        <text:list-item>
          <text:p text:style-name="P47"><text:span text:style-name="T47_1">be</text:span><text:span text:style-name="T47_2"><text:s/></text:span><text:span text:style-name="T47_3">visible</text:span><text:span text:style-name="T47_4"><text:s/></text:span><text:span text:style-name="T47_5">to</text:span><text:span text:style-name="T47_6"><text:s/></text:span><text:span text:style-name="T47_7">staff</text:span><text:span text:style-name="T47_8"><text:s/></text:span><text:span text:style-name="T47_9">and</text:span><text:span text:style-name="T47_10"><text:s/></text:span><text:span text:style-name="T47_11">stakeholders</text:span><text:span text:style-name="T47_12"><text:s/></text:span><text:span text:style-name="T47_13">and</text:span><text:span text:style-name="T47_14"><text:s/></text:span><text:span text:style-name="T47_15">regularly</text:span><text:span text:style-name="T47_16"><text:s/></text:span><text:span text:style-name="T47_17">undertake</text:span><text:span text:style-name="T47_18"><text:s/></text:span><text:span text:style-name="T47_19">activities</text:span><text:span text:style-name="T47_20"><text:s/></text:span><text:span text:style-name="T47_21">to</text:span><text:span text:style-name="T47_22"><text:s/></text:span><text:span text:style-name="T47_23">engage</text:span><text:span text:style-name="T47_24"><text:s/></text:span><text:span text:style-name="T47_25">and</text:span><text:span text:style-name="T47_26"><text:s/></text:span><text:span text:style-name="T47_27">build</text:span><text:span text:style-name="T47_28"><text:s/></text:span><text:span text:style-name="T47_29">trust</text:span><text:span text:style-name="T47_30"><text:s/></text:span><text:span text:style-name="T47_31">with</text:span><text:span text:style-name="T47_32"><text:s/></text:span><text:span text:style-name="T47_33">people</text:span><text:span text:style-name="T47_34"><text:s/></text:span><text:span text:style-name="T47_35">involved</text:span><text:span text:style-name="T47_36"><text:s/></text:span><text:span text:style-name="T47_37">in</text:span><text:span text:style-name="T47_38"><text:s/></text:span><text:span text:style-name="T47_39">area</text:span><text:span text:style-name="T47_40"><text:s/></text:span><text:span text:style-name="T47_41">of</text:span><text:span text:style-name="T47_42"><text:s/></text:span><text:span text:style-name="T47_43">work</text:span></text:p>
        </text:list-item>
        <text:list-item>
          <text:p text:style-name="P48"><text:span text:style-name="T48_1">clarify</text:span><text:span text:style-name="T48_2"><text:s/></text:span><text:span text:style-name="T48_3">strategies</text:span><text:span text:style-name="T48_4"><text:s/></text:span><text:span text:style-name="T48_5">and</text:span><text:span text:style-name="T48_6"><text:s/></text:span><text:span text:style-name="T48_7">plans</text:span><text:span text:style-name="T48_8">,<text:s/></text:span><text:span text:style-name="T48_9">giving</text:span><text:span text:style-name="T48_10"><text:s/></text:span><text:span text:style-name="T48_11">clear</text:span><text:span text:style-name="T48_12"><text:s/></text:span><text:span text:style-name="T48_13">sense</text:span><text:span text:style-name="T48_14"><text:s/></text:span><text:span text:style-name="T48_15">of</text:span><text:span text:style-name="T48_16"><text:s/></text:span><text:span text:style-name="T48_17">direction</text:span><text:span text:style-name="T48_18"><text:s/></text:span><text:span text:style-name="T48_19">and</text:span><text:span text:style-name="T48_20"><text:s/></text:span><text:span text:style-name="T48_21">purpose</text:span><text:span text:style-name="T48_22"><text:s/></text:span><text:span text:style-name="T48_23">for</text:span><text:span text:style-name="T48_24"><text:s/></text:span><text:span text:style-name="T48_25">self</text:span><text:span text:style-name="T48_26"><text:s/></text:span><text:span text:style-name="T48_27">and</text:span><text:span text:style-name="T48_28"><text:s/></text:span><text:span text:style-name="T48_29">team</text:span></text:p>
        </text:list-item>
        <text:list-item>
          <text:p text:style-name="P49"><text:span text:style-name="T49_1">stand</text:span><text:span text:style-name="T49_2"><text:s/></text:span><text:span text:style-name="T49_3">by</text:span><text:span text:style-name="T49_4">,<text:s/></text:span><text:span text:style-name="T49_5">promote</text:span><text:span text:style-name="T49_6"><text:s/></text:span><text:span text:style-name="T49_7">or</text:span><text:span text:style-name="T49_8"><text:s/></text:span><text:span text:style-name="T49_9">defend</text:span><text:span text:style-name="T49_10"><text:s/></text:span><text:span text:style-name="T49_11">own</text:span><text:span text:style-name="T49_12"><text:s/></text:span><text:span text:style-name="T49_13">and</text:span><text:span text:style-name="T49_14"><text:s/></text:span><text:span text:style-name="T49_15">team</text:span><text:span text:style-name="T49_16">’</text:span><text:span text:style-name="T49_17">s</text:span><text:span text:style-name="T49_18"><text:s/></text:span><text:span text:style-name="T49_19">actions</text:span><text:span text:style-name="T49_20"><text:s/></text:span><text:span text:style-name="T49_21">and</text:span><text:span text:style-name="T49_22"><text:s/></text:span><text:span text:style-name="T49_23">decisions</text:span><text:span text:style-name="T49_24"><text:s/></text:span><text:span text:style-name="T49_25">where</text:span><text:span text:style-name="T49_26"><text:s/></text:span><text:span text:style-name="T49_27">needed</text:span></text:p>
        </text:list-item>
        <text:list-item>
          <text:p text:style-name="P50"><text:span text:style-name="T50_1">confidently</text:span><text:span text:style-name="T50_2"><text:s/></text:span><text:span text:style-name="T50_3">engage</text:span><text:span text:style-name="T50_4"><text:s/></text:span><text:span text:style-name="T50_5">with</text:span><text:span text:style-name="T50_6"><text:s/></text:span><text:span text:style-name="T50_7">stakeholders</text:span><text:span text:style-name="T50_8"><text:s/></text:span><text:span text:style-name="T50_9">and</text:span><text:span text:style-name="T50_10"><text:s/></text:span><text:span text:style-name="T50_11">colleagues</text:span><text:span text:style-name="T50_12"><text:s/></text:span><text:span text:style-name="T50_13">at</text:span><text:span text:style-name="T50_14"><text:s/></text:span><text:span text:style-name="T50_15">all</text:span><text:span text:style-name="T50_16"><text:s/></text:span><text:span text:style-name="T50_17">levels</text:span><text:span text:style-name="T50_18"><text:s/></text:span><text:span text:style-name="T50_19">to</text:span><text:span text:style-name="T50_20"><text:s/></text:span><text:span text:style-name="T50_21">generate</text:span><text:span text:style-name="T50_22"><text:s/></text:span><text:span text:style-name="T50_23">commitment</text:span><text:span text:style-name="T50_24"><text:s/></text:span><text:span text:style-name="T50_25">to</text:span><text:span text:style-name="T50_26"><text:s/></text:span><text:span text:style-name="T50_27">goals</text:span></text:p>
        </text:list-item>
      </text:list>
      <text:p text:style-name="P51"/>
      <text:p text:style-name="P52"><text:span text:style-name="T52_1">Collaborating</text:span><text:span text:style-name="T52_2"><text:s/></text:span><text:span text:style-name="T52_3">and</text:span><text:span text:style-name="T52_4"><text:s/></text:span><text:span text:style-name="T52_5">Partnering</text:span></text:p>
      <text:p text:style-name="P53"/>
      <text:p text:style-name="P54"><text:span text:style-name="T54_1">Essential</text:span></text:p>
      <text:list text:style-name="LS5" xml:id="list24">
        <text:list-item>
          <text:p text:style-name="P55"><text:span text:style-name="T55_1">actively</text:span><text:span text:style-name="T55_2"><text:s/></text:span><text:span text:style-name="T55_3">build</text:span><text:span text:style-name="T55_4"><text:s/></text:span><text:span text:style-name="T55_5">and</text:span><text:span text:style-name="T55_6"><text:s/></text:span><text:span text:style-name="T55_7">maintain</text:span><text:span text:style-name="T55_8"><text:s/></text:span><text:span text:style-name="T55_9">a</text:span><text:span text:style-name="T55_10"><text:s/></text:span><text:span text:style-name="T55_11">network</text:span><text:span text:style-name="T55_12"><text:s/></text:span><text:span text:style-name="T55_13">of</text:span><text:span text:style-name="T55_14"><text:s/></text:span><text:span text:style-name="T55_15">colleagues</text:span><text:span text:style-name="T55_16"><text:s/></text:span><text:span text:style-name="T55_17">and</text:span><text:span text:style-name="T55_18"><text:s/></text:span><text:span text:style-name="T55_19">contacts</text:span><text:span text:style-name="T55_20"><text:s/></text:span><text:span text:style-name="T55_21">to</text:span><text:span text:style-name="T55_22"><text:s/></text:span><text:span text:style-name="T55_23">achieve</text:span><text:span text:style-name="T55_24"><text:s/></text:span><text:span text:style-name="T55_25">progress</text:span><text:span text:style-name="T55_26"><text:s/></text:span><text:span text:style-name="T55_27">on</text:span><text:span text:style-name="T55_28"><text:s/></text:span><text:span text:style-name="T55_29">objectives</text:span><text:span text:style-name="T55_30"><text:s/></text:span><text:span text:style-name="T55_31">and</text:span><text:span text:style-name="T55_32"><text:s/></text:span><text:span text:style-name="T55_33">shared</text:span><text:span text:style-name="T55_34"><text:s/></text:span><text:span text:style-name="T55_35">interests</text:span></text:p>
        </text:list-item>
        <text:list-item>
          <text:p text:style-name="P56"><text:span text:style-name="T56_1">effectively</text:span><text:span text:style-name="T56_2"><text:s/></text:span><text:span text:style-name="T56_3">manage</text:span><text:span text:style-name="T56_4"><text:s/></text:span><text:span text:style-name="T56_5">team</text:span><text:span text:style-name="T56_6"><text:s/></text:span><text:span text:style-name="T56_7">dynamics</text:span><text:span text:style-name="T56_8"><text:s/></text:span><text:span text:style-name="T56_9">when</text:span><text:span text:style-name="T56_10"><text:s/></text:span><text:span text:style-name="T56_11">working</text:span><text:span text:style-name="T56_12"><text:s/></text:span><text:span text:style-name="T56_13">across</text:span><text:span text:style-name="T56_14"><text:s/></text:span><text:span text:style-name="T56_15">Departmental</text:span><text:span text:style-name="T56_16"><text:s/></text:span><text:span text:style-name="T56_17">and</text:span><text:span text:style-name="T56_18"><text:s/></text:span><text:span text:style-name="T56_19">other</text:span><text:span text:style-name="T56_20"><text:s/></text:span><text:span text:style-name="T56_21">boundaries</text:span></text:p>
        </text:list-item>
        <text:list-item>
          <text:p text:style-name="P57"><text:span text:style-name="T57_1">seek</text:span><text:span text:style-name="T57_2"><text:s/></text:span><text:span text:style-name="T57_3">constructive</text:span><text:span text:style-name="T57_4"><text:s/></text:span><text:span text:style-name="T57_5">outcomes</text:span><text:span text:style-name="T57_6"><text:s/></text:span><text:span text:style-name="T57_7">in</text:span><text:span text:style-name="T57_8"><text:s/></text:span><text:span text:style-name="T57_9">discussions</text:span><text:span text:style-name="T57_10">,<text:s/></text:span><text:span text:style-name="T57_11">challenge</text:span><text:span text:style-name="T57_12"><text:s/></text:span><text:span text:style-name="T57_13">assumptions</text:span><text:span text:style-name="T57_14"><text:s/></text:span><text:span text:style-name="T57_15">but</text:span><text:span text:style-name="T57_16"><text:s/></text:span><text:span text:style-name="T57_17">remain</text:span><text:span text:style-name="T57_18"><text:s/></text:span><text:span text:style-name="T57_19">willing</text:span><text:span text:style-name="T57_20"><text:s/></text:span><text:span text:style-name="T57_21">to</text:span><text:span text:style-name="T57_22"><text:s/></text:span><text:span text:style-name="T57_23">compromise</text:span><text:span text:style-name="T57_24"><text:s/></text:span><text:span text:style-name="T57_25">when</text:span><text:span text:style-name="T57_26"><text:s/></text:span><text:span text:style-name="T57_27">it</text:span><text:span text:style-name="T57_28"><text:s/></text:span><text:span text:style-name="T57_29">is</text:span><text:span text:style-name="T57_30"><text:s/></text:span><text:span text:style-name="T57_31">beneficial</text:span><text:span text:style-name="T57_32"><text:s/></text:span><text:span text:style-name="T57_33">to</text:span><text:span text:style-name="T57_34"><text:s/></text:span><text:span text:style-name="T57_35">progress</text:span></text:p>
        </text:list-item>
      </text:list>
      <text:p text:style-name="P58"/>
      <text:p text:style-name="P59"><text:span text:style-name="T59_1">Delivering</text:span><text:span text:style-name="T59_2"><text:s/></text:span><text:span text:style-name="T59_3">results</text:span></text:p>
      <text:p text:style-name="P60"/>
      <text:p text:style-name="P61"><text:span text:style-name="T61_1">Managing</text:span><text:span text:style-name="T61_2"><text:s/></text:span><text:span text:style-name="T61_3">a</text:span><text:span text:style-name="T61_4"><text:s/></text:span><text:span text:style-name="T61_5">Quality</text:span><text:span text:style-name="T61_6"><text:s/></text:span><text:span text:style-name="T61_7">Service</text:span></text:p>
      <text:p text:style-name="P62"/>
      <text:p text:style-name="P63"><text:span text:style-name="T63_1">Essential</text:span></text:p>
      <text:list text:style-name="LS6" xml:id="list27">
        <text:list-item>
          <text:p text:style-name="P64"><text:span text:style-name="T64_1">exemplify</text:span><text:span text:style-name="T64_2"><text:s/></text:span><text:span text:style-name="T64_3">positive</text:span><text:span text:style-name="T64_4"><text:s/></text:span><text:span text:style-name="T64_5">customer</text:span><text:span text:style-name="T64_6"><text:s/></text:span><text:span text:style-name="T64_7">service</text:span><text:span text:style-name="T64_8"><text:s/></text:span><text:span text:style-name="T64_9">behaviours</text:span><text:span text:style-name="T64_10"><text:s/></text:span><text:span text:style-name="T64_11">and</text:span><text:span text:style-name="T64_12"><text:s/></text:span><text:span text:style-name="T64_13">promote</text:span><text:span text:style-name="T64_14"><text:s/></text:span><text:span text:style-name="T64_15">a</text:span><text:span text:style-name="T64_16"><text:s/></text:span><text:span text:style-name="T64_17">culture</text:span><text:span text:style-name="T64_18"><text:s/></text:span><text:span text:style-name="T64_19">focused</text:span><text:span text:style-name="T64_20"><text:s/></text:span><text:span text:style-name="T64_21">on</text:span><text:span text:style-name="T64_22"><text:s/></text:span><text:span text:style-name="T64_23">ensuring</text:span><text:span text:style-name="T64_24"><text:s/></text:span><text:span text:style-name="T64_25">customer</text:span><text:span text:style-name="T64_26"><text:s/></text:span><text:span text:style-name="T64_27">needs</text:span><text:span text:style-name="T64_28"><text:s/></text:span><text:span text:style-name="T64_29">are</text:span><text:span text:style-name="T64_30"><text:s/></text:span><text:span text:style-name="T64_31">met</text:span><text:span text:style-name="T64_32"><text:s/></text:span></text:p>
        </text:list-item>
        <text:list-item>
          <text:p text:style-name="P65"><text:span text:style-name="T65_1">make</text:span><text:span text:style-name="T65_2"><text:s/></text:span><text:span text:style-name="T65_3">clear</text:span><text:span text:style-name="T65_4">,<text:s/></text:span><text:span text:style-name="T65_5">pragmatic</text:span><text:span text:style-name="T65_6"><text:s/></text:span><text:span text:style-name="T65_7">and</text:span><text:span text:style-name="T65_8"><text:s/></text:span><text:span text:style-name="T65_9">manageable</text:span><text:span text:style-name="T65_10"><text:s/></text:span><text:span text:style-name="T65_11">plans</text:span><text:span text:style-name="T65_12"><text:s/></text:span><text:span text:style-name="T65_13">for</text:span><text:span text:style-name="T65_14"><text:s/></text:span><text:span text:style-name="T65_15">service</text:span><text:span text:style-name="T65_16"><text:s/></text:span><text:span text:style-name="T65_17">delivery</text:span><text:span text:style-name="T65_18"><text:s/></text:span><text:span text:style-name="T65_19">using</text:span><text:span text:style-name="T65_20"><text:s/></text:span><text:span text:style-name="T65_21">programme</text:span><text:span text:style-name="T65_22"><text:s/></text:span><text:span text:style-name="T65_23">and</text:span><text:span text:style-name="T65_24"><text:s/></text:span><text:span text:style-name="T65_25">project</text:span><text:span text:style-name="T65_26"><text:s/></text:span><text:span text:style-name="T65_27">management</text:span><text:span text:style-name="T65_28"><text:s/></text:span><text:span text:style-name="T65_29">disciplines</text:span></text:p>
        </text:list-item>
        <text:list-item>
          <text:p text:style-name="P66"><text:span text:style-name="T66_1">create</text:span><text:span text:style-name="T66_2"><text:s/></text:span><text:span text:style-name="T66_3">regular</text:span><text:span text:style-name="T66_4"><text:s/></text:span><text:span text:style-name="T66_5">opportunities</text:span><text:span text:style-name="T66_6"><text:s/></text:span><text:span text:style-name="T66_7">for</text:span><text:span text:style-name="T66_8"><text:s/></text:span><text:span text:style-name="T66_9">staff</text:span><text:span text:style-name="T66_10"><text:s/></text:span><text:span text:style-name="T66_11">and</text:span><text:span text:style-name="T66_12"><text:s/></text:span><text:span text:style-name="T66_13">customers</text:span><text:span text:style-name="T66_14"><text:s/></text:span><text:span text:style-name="T66_15">to</text:span><text:span text:style-name="T66_16"><text:s/></text:span><text:span text:style-name="T66_17">help</text:span><text:span text:style-name="T66_18"><text:s/></text:span><text:span text:style-name="T66_19">improve</text:span><text:span text:style-name="T66_20"><text:s/></text:span><text:span text:style-name="T66_21">service</text:span><text:span text:style-name="T66_22"><text:s/></text:span><text:span text:style-name="T66_23">quality</text:span><text:span text:style-name="T66_24"><text:s/></text:span><text:span text:style-name="T66_25">and</text:span><text:span text:style-name="T66_26"><text:s/></text:span><text:span text:style-name="T66_27">demonstrate</text:span><text:span text:style-name="T66_28"><text:s/></text:span><text:span text:style-name="T66_29">a</text:span><text:span text:style-name="T66_30"><text:s/></text:span><text:span text:style-name="T66_31">visible</text:span><text:span text:style-name="T66_32"><text:s/></text:span><text:span text:style-name="T66_33">involvement</text:span></text:p>
        </text:list-item>
      </text:list>
      <text:p text:style-name="P67"><text:span text:style-name="T67_1">Delivering</text:span><text:span text:style-name="T67_2"><text:s/></text:span><text:span text:style-name="T67_3">at</text:span><text:span text:style-name="T67_4"><text:s/></text:span><text:span text:style-name="T67_5">Pace</text:span></text:p>
      <text:p text:style-name="P68"/>
      <text:p text:style-name="P69"><text:span text:style-name="T69_1">Essential</text:span></text:p>
      <text:list text:style-name="LS7" xml:id="list30">
        <text:list-item>
          <text:p text:style-name="P70"><text:span text:style-name="T70_1">get</text:span><text:span text:style-name="T70_2"><text:s/></text:span><text:span text:style-name="T70_3">the</text:span><text:span text:style-name="T70_4"><text:s/></text:span><text:span text:style-name="T70_5">best</text:span><text:span text:style-name="T70_6"><text:s/></text:span><text:span text:style-name="T70_7">out</text:span><text:span text:style-name="T70_8"><text:s/></text:span><text:span text:style-name="T70_9">of</text:span><text:span text:style-name="T70_10"><text:s/></text:span><text:span text:style-name="T70_11">people</text:span><text:span text:style-name="T70_12"><text:s/></text:span><text:span text:style-name="T70_13">by</text:span><text:span text:style-name="T70_14"><text:s/></text:span><text:span text:style-name="T70_15">giving</text:span><text:span text:style-name="T70_16"><text:s/></text:span><text:span text:style-name="T70_17">enthusiastic</text:span><text:span text:style-name="T70_18"><text:s/></text:span><text:span text:style-name="T70_19">and</text:span><text:span text:style-name="T70_20"><text:s/></text:span><text:span text:style-name="T70_21">encouraging</text:span><text:span text:style-name="T70_22"><text:s/></text:span><text:span text:style-name="T70_23">messages</text:span><text:span text:style-name="T70_24"><text:s/></text:span><text:span text:style-name="T70_25">about</text:span><text:span text:style-name="T70_26"><text:s/></text:span><text:span text:style-name="T70_27">priorities</text:span><text:span text:style-name="T70_28">,<text:s/></text:span><text:span text:style-name="T70_29">objectives</text:span><text:span text:style-name="T70_30"><text:s/></text:span><text:span text:style-name="T70_31">and</text:span><text:span text:style-name="T70_32"><text:s/></text:span><text:span text:style-name="T70_33">expectations</text:span></text:p>
        </text:list-item>
        <text:list-item>
          <text:p text:style-name="P71"><text:span text:style-name="T71_1">clarify</text:span><text:span text:style-name="T71_2"><text:s/></text:span><text:span text:style-name="T71_3">business</text:span><text:span text:style-name="T71_4"><text:s/></text:span><text:span text:style-name="T71_5">priorities</text:span><text:span text:style-name="T71_6">,<text:s/></text:span><text:span text:style-name="T71_7">roles</text:span><text:span text:style-name="T71_8"><text:s/></text:span><text:span text:style-name="T71_9">and</text:span><text:span text:style-name="T71_10"><text:s/></text:span><text:span text:style-name="T71_11">responsibilities</text:span><text:span text:style-name="T71_12"><text:s/></text:span><text:span text:style-name="T71_13">and</text:span><text:span text:style-name="T71_14"><text:s/></text:span><text:span text:style-name="T71_15">secure</text:span><text:span text:style-name="T71_16"><text:s/></text:span><text:span text:style-name="T71_17">individual</text:span><text:span text:style-name="T71_18"><text:s/></text:span><text:span text:style-name="T71_19">and</text:span><text:span text:style-name="T71_20"><text:s/></text:span><text:span text:style-name="T71_21">team</text:span><text:span text:style-name="T71_22"><text:s/></text:span><text:span text:style-name="T71_23">ownership</text:span></text:p>
        </text:list-item>
        <text:list-item>
          <text:p text:style-name="P72"><text:span text:style-name="T72_1">adopt</text:span><text:span text:style-name="T72_2"><text:s/></text:span><text:span text:style-name="T72_3">clear</text:span><text:span text:style-name="T72_4"><text:s/></text:span><text:span text:style-name="T72_5">processes</text:span><text:span text:style-name="T72_6"><text:s/></text:span><text:span text:style-name="T72_7">for</text:span><text:span text:style-name="T72_8"><text:s/></text:span><text:span text:style-name="T72_9">managing</text:span><text:span text:style-name="T72_10"><text:s/></text:span><text:span text:style-name="T72_11">at</text:span><text:span text:style-name="T72_12"><text:s/></text:span><text:span text:style-name="T72_13">all</text:span><text:span text:style-name="T72_14"><text:s/></text:span><text:span text:style-name="T72_15">levels</text:span></text:p>
        </text:list-item>
        <text:list-item>
          <text:p text:style-name="P73"><text:span text:style-name="T73_1">maintain</text:span><text:span text:style-name="T73_2"><text:s/></text:span><text:span text:style-name="T73_3">effective</text:span><text:span text:style-name="T73_4"><text:s/></text:span><text:span text:style-name="T73_5">performance</text:span><text:span text:style-name="T73_6"><text:s/></text:span><text:span text:style-name="T73_7">in</text:span><text:span text:style-name="T73_8"><text:s/></text:span><text:span text:style-name="T73_9">difficult</text:span><text:span text:style-name="T73_10"><text:s/></text:span><text:span text:style-name="T73_11">and</text:span><text:span text:style-name="T73_12"><text:s/></text:span><text:span text:style-name="T73_13">challenging</text:span><text:span text:style-name="T73_14"><text:s/></text:span><text:span text:style-name="T73_15">circumstances</text:span><text:span text:style-name="T73_16">,<text:s/></text:span><text:span text:style-name="T73_17">encouraging</text:span><text:span text:style-name="T73_18"><text:s/></text:span><text:span text:style-name="T73_19">others</text:span><text:span text:style-name="T73_20"><text:s/></text:span><text:span text:style-name="T73_21">to</text:span><text:span text:style-name="T73_22"><text:s/></text:span><text:span text:style-name="T73_23">do</text:span><text:span text:style-name="T73_24"><text:s/></text:span><text:span text:style-name="T73_25">the</text:span><text:span text:style-name="T73_26"><text:s/></text:span><text:span text:style-name="T73_27">same</text:span></text:p>
        </text:list-item>
      </text:list>
      <text:p text:style-name="P74"/>
      <text:p text:style-name="P75"><text:span text:style-name="T75_1">Specialist</text:span><text:span text:style-name="T75_2"><text:s/></text:span><text:span text:style-name="T75_3">skills</text:span><text:span text:style-name="T75_4"><text:s/></text:span><text:span text:style-name="T75_5">and</text:span><text:span text:style-name="T75_6"><text:s/></text:span><text:span text:style-name="T75_7">requirements</text:span></text:p>
      <text:p text:style-name="P76"/>
      <text:p text:style-name="P77"><text:span text:style-name="T77_1">Essential</text:span><text:span text:style-name="T77_2"><text:tab/></text:span></text:p>
      <text:list text:style-name="LS8" xml:id="list34">
        <text:list-item>
          <text:p text:style-name="P78"><text:span text:style-name="T78_1">demonstrable</text:span><text:span text:style-name="T78_2"><text:s/></text:span><text:span text:style-name="T78_3">experience</text:span><text:span text:style-name="T78_4"><text:s/></text:span><text:span text:style-name="T78_5">of</text:span><text:span text:style-name="T78_6"><text:s/></text:span><text:span text:style-name="T78_7">working</text:span><text:span text:style-name="T78_8"><text:s/></text:span><text:span text:style-name="T78_9">within</text:span><text:span text:style-name="T78_10"><text:s/></text:span><text:span text:style-name="T78_11">and</text:span><text:span text:style-name="T78_12"><text:s/></text:span><text:span text:style-name="T78_13">building</text:span><text:span text:style-name="T78_14"><text:s/></text:span><text:span text:style-name="T78_15">teams</text:span><text:span text:style-name="T78_16"><text:s/></text:span><text:span text:style-name="T78_17">based</text:span><text:span text:style-name="T78_18"><text:s/></text:span><text:span text:style-name="T78_19">on</text:span><text:span text:style-name="T78_20"><text:s/></text:span><text:span text:style-name="T78_21">agile</text:span><text:span text:style-name="T78_22"><text:s/></text:span><text:span text:style-name="T78_23">or</text:span><text:span text:style-name="T78_24"><text:s/></text:span><text:span text:style-name="T78_25">lean</text:span><text:span text:style-name="T78_26"><text:s/></text:span><text:span text:style-name="T78_27">project</text:span><text:span text:style-name="T78_28"><text:s/></text:span><text:span text:style-name="T78_29">management</text:span><text:span text:style-name="T78_30"><text:s/></text:span><text:span text:style-name="T78_31">methodologies</text:span><text:span text:style-name="T78_32">.</text:span></text:p>
        </text:list-item>
        <text:list-item>
          <text:p text:style-name="P79"><text:span text:style-name="T79_1">proven</text:span><text:span text:style-name="T79_2"><text:s/></text:span><text:span text:style-name="T79_3">experience</text:span><text:span text:style-name="T79_4"><text:s/></text:span><text:span text:style-name="T79_5">using</text:span><text:span text:style-name="T79_6"><text:s/></text:span><text:span text:style-name="T79_7">agile</text:span><text:span text:style-name="T79_8"><text:s/></text:span><text:span text:style-name="T79_9">and</text:span><text:span text:style-name="T79_10"><text:s/></text:span><text:span text:style-name="T79_11">lean</text:span><text:span text:style-name="T79_12"><text:s/></text:span><text:span text:style-name="T79_13">methodologies</text:span><text:span text:style-name="T79_14"><text:s/></text:span><text:span text:style-name="T79_15">to</text:span><text:span text:style-name="T79_16"><text:s/></text:span><text:span text:style-name="T79_17">deliver</text:span><text:span text:style-name="T79_18"><text:s/></text:span><text:span text:style-name="T79_19">programmes</text:span><text:span text:style-name="T79_20">,<text:s/></text:span><text:span text:style-name="T79_21">projects</text:span><text:span text:style-name="T79_22"><text:s/></text:span><text:span text:style-name="T79_23">and</text:span><text:span text:style-name="T79_24"><text:s/></text:span><text:span text:style-name="T79_25">products</text:span></text:p>
        </text:list-item>
        <text:list-item>
          <text:p text:style-name="P80"><text:span text:style-name="T80_1">proven</text:span><text:span text:style-name="T80_2"><text:s/></text:span><text:span text:style-name="T80_3">experience</text:span><text:span text:style-name="T80_4"><text:s/></text:span><text:span text:style-name="T80_5">balancing</text:span><text:span text:style-name="T80_6"><text:s/></text:span><text:span text:style-name="T80_7">multiple</text:span><text:span text:style-name="T80_8"><text:s/></text:span><text:span text:style-name="T80_9">priorities</text:span><text:span text:style-name="T80_10"><text:s/></text:span><text:span text:style-name="T80_11">and</text:span><text:span text:style-name="T80_12"><text:s/></text:span><text:span text:style-name="T80_13">dealing</text:span><text:span text:style-name="T80_14"><text:s/></text:span><text:span text:style-name="T80_15">with</text:span><text:span text:style-name="T80_16"><text:s/></text:span><text:span text:style-name="T80_17">ambiguity</text:span></text:p>
        </text:list-item>
        <text:list-item>
          <text:p text:style-name="P81"><text:span text:style-name="T81_1">understanding</text:span><text:span text:style-name="T81_2"><text:s/></text:span><text:span text:style-name="T81_3">of</text:span><text:span text:style-name="T81_4"><text:s/></text:span><text:span text:style-name="T81_5">the</text:span><text:span text:style-name="T81_6"><text:s/></text:span><text:span text:style-name="T81_7">digital</text:span><text:span text:style-name="T81_8"><text:s/></text:span><text:span text:style-name="T81_9">landscape</text:span><text:span text:style-name="T81_10"><text:s/></text:span></text:p>
        </text:list-item>
        <text:list-item>
          <text:p text:style-name="P82"><text:span text:style-name="T82_1">experience</text:span><text:span text:style-name="T82_2"><text:s/></text:span><text:span text:style-name="T82_3">in</text:span><text:span text:style-name="T82_4"><text:s/></text:span><text:span text:style-name="T82_5">matrix</text:span><text:span text:style-name="T82_6">-</text:span><text:span text:style-name="T82_7">managing</text:span><text:span text:style-name="T82_8"><text:s/></text:span><text:span text:style-name="T82_9">multi</text:span><text:span text:style-name="T82_10">-</text:span><text:span text:style-name="T82_11">disciplinary</text:span><text:span text:style-name="T82_12"><text:s/></text:span><text:span text:style-name="T82_13">teams</text:span><text:span text:style-name="T82_14"><text:s/></text:span></text:p>
        </text:list-item>
        <text:list-item>
          <text:p text:style-name="P83"><text:span text:style-name="T83_1">proven</text:span><text:span text:style-name="T83_2"><text:s/></text:span><text:span text:style-name="T83_3">experience</text:span><text:span text:style-name="T83_4"><text:s/></text:span><text:span text:style-name="T83_5">in</text:span><text:span text:style-name="T83_6"><text:s/></text:span><text:span text:style-name="T83_7">managing</text:span><text:span text:style-name="T83_8"><text:s/></text:span><text:span text:style-name="T83_9">cross</text:span><text:span text:style-name="T83_10">-</text:span><text:span text:style-name="T83_11">dependencies</text:span><text:span text:style-name="T83_12"><text:s/></text:span><text:span text:style-name="T83_13">and</text:span><text:span text:style-name="T83_14"><text:s/></text:span><text:span text:style-name="T83_15">prioritisation</text:span></text:p>
        </text:list-item>
        <text:list-item>
          <text:p text:style-name="P84"><text:span text:style-name="T84_1">proven</text:span><text:span text:style-name="T84_2"><text:s/></text:span><text:span text:style-name="T84_3">experience</text:span><text:span text:style-name="T84_4"><text:s/></text:span><text:span text:style-name="T84_5">of</text:span><text:span text:style-name="T84_6"><text:s/></text:span><text:span text:style-name="T84_7">managing</text:span><text:span text:style-name="T84_8"><text:s/></text:span><text:span text:style-name="T84_9">budgets</text:span><text:span text:style-name="T84_10">,<text:s/></text:span><text:span text:style-name="T84_11">delivering</text:span><text:span text:style-name="T84_12"><text:s/></text:span><text:span text:style-name="T84_13">value</text:span><text:span text:style-name="T84_14"><text:s/></text:span><text:span text:style-name="T84_15">for</text:span><text:span text:style-name="T84_16"><text:s/></text:span><text:span text:style-name="T84_17">money</text:span><text:span text:style-name="T84_18"><text:s/></text:span><text:span text:style-name="T84_19">and</text:span><text:span text:style-name="T84_20"><text:s/></text:span><text:span text:style-name="T84_21">forecasting</text:span><text:span text:style-name="T84_22"><text:s/></text:span><text:span text:style-name="T84_23">need</text:span></text:p>
        </text:list-item>
        <text:list-item>
          <text:p text:style-name="P85"><text:span text:style-name="T85_1">proven</text:span><text:span text:style-name="T85_2"><text:s/></text:span><text:span text:style-name="T85_3">experience</text:span><text:span text:style-name="T85_4"><text:s/></text:span><text:span text:style-name="T85_5">of</text:span><text:span text:style-name="T85_6"><text:s/></text:span><text:span text:style-name="T85_7">driving</text:span><text:span text:style-name="T85_8"><text:s/></text:span><text:span text:style-name="T85_9">continuous</text:span><text:span text:style-name="T85_10">,<text:s/></text:span><text:span text:style-name="T85_11">provable</text:span><text:span text:style-name="T85_12"><text:s/></text:span><text:span text:style-name="T85_13">improvements</text:span><text:span text:style-name="T85_14"><text:s/></text:span><text:span text:style-name="T85_15">and</text:span><text:span text:style-name="T85_16"><text:s/></text:span><text:span text:style-name="T85_17">efficiencies</text:span><text:span text:style-name="T85_18"><text:s/></text:span><text:span text:style-name="T85_19">based</text:span><text:span text:style-name="T85_20"><text:s/></text:span><text:span text:style-name="T85_21">on</text:span><text:span text:style-name="T85_22"><text:s/></text:span><text:span text:style-name="T85_23">data</text:span></text:p>
        </text:list-item>
      </text:list>
      <text:p text:style-name="P86"/>
      <text:p text:style-name="P87"><text:span text:style-name="T87_1">Desirable</text:span></text:p>
      <text:list text:style-name="LS9" xml:id="list42">
        <text:list-item>
          <text:p text:style-name="P88"><text:span text:style-name="T88_1">Understanding</text:span><text:span text:style-name="T88_2"><text:s/></text:span><text:span text:style-name="T88_3">of</text:span><text:span text:style-name="T88_4"><text:s/></text:span><text:span text:style-name="T88_5">a</text:span><text:span text:style-name="T88_6"><text:s/></text:span><text:span text:style-name="T88_7">wide</text:span><text:span text:style-name="T88_8"><text:s/></text:span><text:span text:style-name="T88_9">range</text:span><text:span text:style-name="T88_10"><text:s/></text:span><text:span text:style-name="T88_11">of</text:span><text:span text:style-name="T88_12"><text:s/></text:span><text:span text:style-name="T88_13">programme</text:span><text:span text:style-name="T88_14"><text:s/></text:span><text:span text:style-name="T88_15">and</text:span><text:span text:style-name="T88_16"><text:s/></text:span><text:span text:style-name="T88_17">project</text:span><text:span text:style-name="T88_18"><text:s/></text:span><text:span text:style-name="T88_19">management</text:span><text:span text:style-name="T88_20"><text:s/></text:span><text:span text:style-name="T88_21">methodologies</text:span><text:span text:style-name="T88_22"><text:s/></text:span><text:span text:style-name="T88_23">and</text:span><text:span text:style-name="T88_24"><text:s/></text:span><text:span text:style-name="T88_25">how</text:span><text:span text:style-name="T88_26"><text:s/></text:span><text:span text:style-name="T88_27">to</text:span><text:span text:style-name="T88_28"><text:s/></text:span><text:span text:style-name="T88_29">integrate</text:span><text:span text:style-name="T88_30"><text:s/></text:span><text:span text:style-name="T88_31">them</text:span><text:span text:style-name="T88_32"><text:s/></text:span><text:span text:style-name="T88_33">into</text:span><text:span text:style-name="T88_34"><text:s/></text:span><text:span text:style-name="T88_35">different</text:span><text:span text:style-name="T88_36"><text:s/></text:span><text:span text:style-name="T88_37">environments</text:span></text:p>
        </text:list-item>
      </text:list>
      <text:p text:style-name="P8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Helvetica Neue" svg:font-family="Helvetica Neue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